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MU Sans Serif" fo:language="en" fo:country="US" officeooo:rsid="001e90d9" officeooo:paragraph-rsid="001e90d9" style:font-size-asian="10.5pt"/>
    </style:style>
    <style:style style:name="P2" style:family="paragraph" style:parent-style-name="Standard">
      <style:text-properties style:font-name="CMU Sans Serif" fo:language="en" fo:country="US" officeooo:rsid="0020637d" officeooo:paragraph-rsid="0020637d" style:font-size-asian="10.5pt"/>
    </style:style>
    <style:style style:name="P3" style:family="paragraph" style:parent-style-name="Standard" style:list-style-name="L1">
      <style:text-properties style:font-name="CMU Sans Serif" fo:language="en" fo:country="US" officeooo:rsid="0020637d" officeooo:paragraph-rsid="0020637d" style:font-size-asian="10.5pt"/>
    </style:style>
    <style:style style:name="P4" style:family="paragraph" style:parent-style-name="Standard" style:list-style-name="L2">
      <style:text-properties style:font-name="CMU Sans Serif" fo:language="en" fo:country="US" officeooo:rsid="0020637d" officeooo:paragraph-rsid="0020637d" style:font-size-asian="10.5pt"/>
    </style:style>
    <style:style style:name="P5" style:family="paragraph" style:parent-style-name="Standard">
      <style:text-properties style:font-name="CMU Sans Serif" fo:language="en" fo:country="US" officeooo:rsid="0023dc47" officeooo:paragraph-rsid="0023dc47" style:font-size-asian="10.5pt"/>
    </style:style>
    <style:style style:name="T1" style:family="text">
      <style:text-properties officeooo:rsid="0023dc4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at we have done so far</text:p>
      <text:list xml:id="list1725576416875857601" text:style-name="L1">
        <text:list-item>
          <text:p text:style-name="P3">select a design proposal</text:p>
        </text:list-item>
        <text:list-item>
          <text:p text:style-name="P3">setup working environment using Eclipse and GIT</text:p>
        </text:list-item>
        <text:list-item>
          <text:p text:style-name="P3">distribute work </text:p>
          <text:list>
            <text:list-item>
              <text:p text:style-name="P3">3 Teams at 2 people </text:p>
            </text:list-item>
            <text:list-item>
              <text:p text:style-name="P3">Every Team takes care of one part from the MVC</text:p>
            </text:list-item>
          </text:list>
        </text:list-item>
        <text:list-item>
          <text:p text:style-name="P3">Start implementing according to assignment 1</text:p>
        </text:list-item>
      </text:list>
      <text:p text:style-name="P2"/>
      <text:p text:style-name="P2">What works so far</text:p>
      <text:list xml:id="list1792613703745711720" text:style-name="L2">
        <text:list-item>
          <text:p text:style-name="P4">Display a rudimentary list of events</text:p>
        </text:list-item>
        <text:list-item>
          <text:p text:style-name="P4">Add new events during run time <text:span text:style-name="T1">(just Date of Start/ End and a title is implemented yet)</text:span></text:p>
        </text:list-item>
        <text:list-item>
          <text:p text:style-name="P4">Implement a IO framework for saving and loading the event list </text:p>
          <text:list>
            <text:list-item>
              <text:p text:style-name="P4">implemented but unused </text:p>
            </text:list-item>
          </text:list>
        </text:list-item>
      </text:list>
      <text:p text:style-name="P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7T12:00:20.171100010</meta:creation-date>
    <dc:date>2014-02-07T17:34:20.556833130</dc:date>
    <meta:editing-duration>PT54M41S</meta:editing-duration>
    <meta:editing-cycles>2</meta:editing-cycles>
    <meta:generator>LibreOffice/4.1.4.2$Linux_X86_64 LibreOffice_project/410m0$Build-2</meta:generator>
    <meta:document-statistic meta:table-count="0" meta:image-count="0" meta:object-count="0" meta:page-count="1" meta:paragraph-count="12" meta:word-count="91" meta:character-count="457" meta:non-whitespace-character-count="384"/>
  </office:meta>
</office:document-meta>
</file>